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3/Pictures/100002000000002800000015C4E5D13C48A8E48B.png" manifest:media-type="image/png"/>
  <manifest:file-entry manifest:full-path="Object 3/Pictures/200000110000042E00000232D23245A36B847A45.svm" manifest:media-type="image/x-svm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6.4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9.79pt"/>
    </style:style>
    <style:style style:name="co6" style:family="table-column">
      <style:table-column-properties fo:break-before="auto" style:column-width="123.76pt"/>
    </style:style>
    <style:style style:name="co7" style:family="table-column">
      <style:table-column-properties fo:break-before="auto" style:column-width="18.74pt"/>
    </style:style>
    <style:style style:name="co8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23"/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  <style:style style:name="ce15" style:family="table-cell" style:parent-style-name="Default" style:data-style-name="N125"/>
    <style:style style:name="ce16" style:family="table-cell" style:parent-style-name="Default" style:data-style-name="N124"/>
    <style:style style:name="ce21" style:family="table-cell" style:parent-style-name="Default">
      <style:text-properties fo:color="#ff4000" fo:font-weight="bold" style:font-weight-asian="bold" style:font-weight-complex="bold"/>
    </style:style>
    <style:style style:name="ce22" style:family="table-cell" style:parent-style-name="Default">
      <style:text-properties fo:color="#acb20c" fo:font-weight="bold" style:font-weight-asian="bold" style:font-weight-complex="bold"/>
    </style:style>
    <style:style style:name="ce23" style:family="table-cell" style:parent-style-name="Default">
      <style:text-properties fo:color="#00a9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gagement" table:style-name="ta1">
        <table:shapes>
          <draw:frame draw:z-index="0" draw:style-name="gr1" draw:text-style-name="P1" svg:width="683.55pt" svg:height="284.6pt" svg:x="652.93pt" svg:y="27.86pt">
            <draw:object draw:notify-on-update-of-ranges="engagement.B4:engagement.B16 engagement.P18:engagement.P21 engagement.M18:engagement.M21 engagement.A22:engagement.A34 engagement.B22:engagement.B34 engagement.A39:engagement.A51 engagement.B39:engagement.B51 engagement.A4:engagement.A16 engagement.B4:engagement.B16 engagement.P5:engagement.P12 engagement.M5:engagement.M12 engagement.P14:engagement.P16 engagement.M14:engagement.M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Query: holds(((engagement,true),I)) for I=0,…,12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style-name="ce2" office:value-type="string" calcext:value-type="string">
            <text:p>NARRATIVE:</text:p>
          </table:table-cell>
          <table:table-cell table:number-columns-repeated="5"/>
          <table:table-cell table:style-name="ce1" office:value-type="string" calcext:value-type="string">
            <text:p>CAUSAL DOMAIN: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T.Time</text:p>
          </table:table-cell>
          <table:table-cell table:style-name="ce1" office:value-type="string" calcext:value-type="string">
            <text:p>S.Time</text:p>
          </table:table-cell>
          <table:table-cell table:style-name="ce1" office:value-type="string" calcext:value-type="string">
            <text:p>CPU Time </text:p>
          </table:table-cell>
          <table:table-cell table:number-columns-repeated="7"/>
          <table:table-cell table:style-name="ce1" office:value-type="string" calcext:value-type="string">
            <text:p>Type of event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prob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{ eyesNotFollowingTarget=false, lowAttention=false, badPosture=false 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009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9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6"/>{ ({taskCorrect=true,engagement=true},4/10)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0173" calcext:value-type="float">
            <text:p>0.54017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009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9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6/100</text:p>
          </table:table-cell>
          <table:table-cell/>
          <table:table-cell office:value-type="string" calcext:value-type="string">
            <text:p><text:s text:c="18"/>({},6/10)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2138" calcext:value-type="float">
            <text:p>0.4321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9283" calcext:value-type="float">
            <text:p>0.6592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/100</text:p>
          </table:table-cell>
          <table:table-cell/>
          <table:table-cell office:value-type="string" calcext:value-type="string">
            <text:p>{ <text:span text:style-name="T1">eyesNotFollowingTarget=true</text:span>, lowAttention=false, badPosture=false,<text:span text:style-name="T1"> engagement=true</text:span> }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557" calcext:value-type="float">
            <text:p>0.795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6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6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89/100</text:p>
          </table:table-cell>
          <table:table-cell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7342" calcext:value-type="float">
            <text:p>0.8773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4/100</text:p>
          </table:table-cell>
          <table:table-cell/>
          <table:table-cell office:value-type="string" calcext:value-type="string">
            <text:p><text:s text:c="16"/>{ ({taskCorrect=false,engagement=false},1/10),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6829" calcext:value-type="float">
            <text:p>0.9168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8"/>({taskCorrect=false},1/10),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8891" calcext:value-type="float">
            <text:p>0.8388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1"/>
          <table:table-cell table:style-name="ce5"/>
          <table:table-cell/>
          <table:table-cell office:value-type="string" calcext:value-type="string">
            <text:p><text:s text:c="18"/>({},8/10) }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3568" calcext:value-type="float">
            <text:p>0.7935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76141" calcext:value-type="float">
            <text:p>0.8761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{ <text:span text:style-name="T1">eyesNotFollowingTarget=true</text:span>, lowAttention=false, badPosture=false, engagement=false }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88527" calcext:value-type="float">
            <text:p>0.7885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4:.D16])" office:value-type="float" office:value="0" calcext:value-type="float">
            <text:p>0</text:p>
          </table:table-cell>
          <table:table-cell table:number-columns-repeated="13"/>
          <table:table-cell table:style-name="ce5"/>
          <table:table-cell table:number-columns-repeated="3"/>
          <table:table-cell office:value-type="string" calcext:value-type="string">
            <text:p>{ ({taskCorrect=false},3/10),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TD</text:p>
          </table:table-cell>
          <table:table-cell table:style-name="ce7" table:formula="of:=STDEV([.D4:.D16])" office:value-type="string" office:string-value="" calcext:value-type="error">
            <text:p>#DIV/0!</text:p>
          </table:table-cell>
          <table:table-cell table:number-columns-repeated="8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table:style-name="ce1" office:value-type="string" calcext:value-type="string">
            <text:p>Query: holds(((taskCorrect,true),I)) for I=0,...,12. </text:p>
          </table:table-cell>
          <table:table-cell table:number-columns-repeated="11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87/100</text:p>
          </table:table-cell>
          <table:table-cell/>
          <table:table-cell office:value-type="string" calcext:value-type="string">
            <text:p>{ eyesNotFollowingTarget=false, <text:span text:style-name="T1">lowAttention=true</text:span>, badPosture=false }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T.Time</text:p>
          </table:table-cell>
          <table:table-cell table:style-name="ce1" office:value-type="string" calcext:value-type="string">
            <text:p>S.Time</text:p>
          </table:table-cell>
          <table:table-cell table:style-name="ce1" office:value-type="string" calcext:value-type="string">
            <text:p>CPU Time </text:p>
          </table:table-cell>
          <table:table-cell table:number-columns-repeated="6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{ ({engagement=false,taskCorrect=true},1/1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5"/>
          <table:table-cell office:value-type="string" calcext:value-type="string">
            <text:p><text:s text:c="2"/>({},9/10)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663" calcext:value-type="float">
            <text:p>0.326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9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9s</text:p>
          </table:table-cell>
          <table:table-cell table:number-columns-repeated="13"/>
          <table:table-cell office:value-type="string" calcext:value-type="string">
            <text:p>{ <text:span text:style-name="T1">eyesNotFollowingTarget=true</text:span>, <text:span text:style-name="T1">lowAttention=true</text:span>, badPosture=false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5978" calcext:value-type="float">
            <text:p>0.1959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4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7587" calcext:value-type="float">
            <text:p>0.5175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5"/>
          <table:table-cell office:value-type="string" calcext:value-type="string">
            <text:p>{ ({taskCorrect=false,engagement=false},2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0552" calcext:value-type="float">
            <text:p>0.7105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5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6331" calcext:value-type="float">
            <text:p>0.826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9348" calcext:value-type="float">
            <text:p>0.8793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3"/>
          <table:table-cell office:value-type="string" calcext:value-type="string">
            <text:p>{ eyesNotFollowingTarget=false, lowAttention=false, <text:span text:style-name="T1">badPosture=true</text:span> }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7987" calcext:value-type="float">
            <text:p>0.7279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4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8451" calcext:value-type="float">
            <text:p>0.6484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5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4"/>
          <table:table-cell office:value-type="string" calcext:value-type="string">
            <text:p><text:s text:c="23"/>({taskCorrect=false},1/10)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21" calcext:value-type="float">
            <text:p>0.631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5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22:.D34]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STD</text:p>
          </table:table-cell>
          <table:table-cell table:style-name="ce7" table:formula="of:=STDEV([.D22:.D34])" office:value-type="string" office:string-value="" calcext:value-type="error">
            <text:p>#DIV/0!</text:p>
          </table:table-cell>
          <table:table-cell table:number-columns-repeated="15"/>
          <table:table-cell office:value-type="string" calcext:value-type="string">
            <text:p>{ <text:span text:style-name="T1">eyesNotFollowingTarget=true</text:span>, lowAttention=false, <text:span text:style-name="T1">badPosture=true</text:span> }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shold</text:p>
          </table:table-cell>
          <table:table-cell table:number-columns-repeated="19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style-name="ce5"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table:number-columns-repeated="19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<text:s text:c="23"/>({taskCorrect=false},2/10)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7"/>
          <table:table-cell office:value-type="string" calcext:value-type="string">
            <text:p>{ <text:span text:style-name="T1">eyesNotFollowingTarget=true</text:span>, <text:span text:style-name="T1">lowAttention=true</text:span>, <text:span text:style-name="T1">badPosture=true</text:span>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{ ({taskCorrect=false,engagement=false},2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<text:s text:c="10"/>({taskCorrect=false},2/10),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<text:s text:c="2"/>({},6/10)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style-name="ce2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 table:number-rows-repeated="18">
          <table:table-cell table:number-columns-repeated="22"/>
        </table:table-row>
        <table:table-row table:style-name="ro1">
          <table:table-cell table:number-columns-repeated="3"/>
          <table:table-cell table:style-name="ce1" table:number-columns-repeated="4"/>
          <table:table-cell/>
          <table:table-cell table:style-name="ce2"/>
          <table:table-cell table:number-columns-repeated="13"/>
        </table:table-row>
        <table:table-row table:style-name="ro1" table:number-rows-repeated="13">
          <table:table-cell/>
          <table:table-cell table:style-name="ce11" table:number-columns-repeated="2"/>
          <table:table-cell table:style-name="ce14" table:number-columns-repeated="4"/>
          <table:table-cell/>
          <table:table-cell table:style-name="ce16"/>
          <table:table-cell table:number-columns-repeated="13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table:style-name="ce15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fraction number:min-integer-digits="0" number:min-numerator-digits="1" loext:max-numerator-digits="1" number:min-denominator-digits="8" loext:max-denominator-value="99999999"/>
    </number:number-style>
    <number:number-style style:name="N122" number:title="User-defined">
      <number:fraction number:min-integer-digits="0" number:min-numerator-digits="1" loext:max-numerator-digits="1" number:min-denominator-digits="3" loext:max-denominator-value="999"/>
    </number:number-style>
    <number:number-style style:name="N123" number:title="User-defined">
      <number:fraction number:min-integer-digits="0" number:min-numerator-digits="1" loext:max-numerator-digits="1" number:min-denominator-digits="4" loext:max-denominator-value="9999"/>
    </number:number-style>
    <number:number-style style:name="N124" number:title="User-defined">
      <number:fraction number:min-integer-digits="0" number:min-numerator-digits="1" loext:max-numerator-digits="1" number:min-denominator-digits="6" loext:max-denominator-value="999999"/>
    </number:number-style>
    <number:number-style style:name="N125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10:42:06.475731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6T10:45:51.128348114</dc:date>
    <meta:editing-duration>PT2H47M1S</meta:editing-duration>
    <meta:editing-cycles>40</meta:editing-cycles>
    <meta:generator>LibreOffice/6.2.6.2$Linux_X86_64 LibreOffice_project/20$Build-2</meta:generator>
    <meta:document-statistic meta:table-count="1" meta:cell-count="338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3faf46" draw:fill-color="#3faf4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4.115cm" svg:height="10.041cm" xlink:href=".." xlink:type="simple" chart:class="chart:scatter" chart:style-name="ch1">
        <chart:legend chart:legend-position="end" svg:x="20.092cm" svg:y="3.476cm" style:legend-expansion="high" chart:style-name="ch2"/>
        <chart:plot-area chart:style-name="ch3" table:cell-range-address="engagement.B4:engagement.B16 engagement.P18:engagement.P21 engagement.M18:engagement.M21 engagement.B22:engagement.B34 engagement.B39:engagement.B51 engagement.M5:engagement.M12 engagement.M14:engagement.M16" chart:data-source-has-labels="both" svg:x="1.023cm" svg:y="0.288cm" svg:width="18.916cm" svg:height="8.91cm">
          <chartooo:coordinate-region svg:x="1.75cm" svg:y="0.488cm" svg:width="18.002cm" svg:height="8.063cm"/>
          <chart:axis chart:dimension="x" chart:name="primary-x" chart:style-name="ch4" chartooo:axis-type="auto">
            <chart:title svg:x="0.375cm" svg:y="7.582cm" chart:style-name="ch5">
              <text:p>Events:</text:p>
            </chart:title>
            <chart:categories table:cell-range-address="engagement.B4:engagement.B16"/>
          </chart:axis>
          <chart:axis chart:dimension="y" chart:name="primary-y" chart:style-name="ch4">
            <chart:title svg:x="0.27cm" svg:y="5.436cm" chart:style-name="ch6">
              <text:p>Probability</text:p>
            </chart:title>
            <chart:grid chart:style-name="ch7" chart:class="major"/>
          </chart:axis>
          <chart:series chart:style-name="ch8" chart:values-cell-range-address="engagement.M18:engagement.M21" loext:label-string="la" chart:class="chart:scatter">
            <chart:domain table:cell-range-address="engagement.P18:engagement.P21"/>
            <chart:data-point chart:repeated="4"/>
          </chart:series>
          <chart:series chart:style-name="ch9" chart:values-cell-range-address="engagement.B22:engagement.B34" loext:label-string="taskcorrect" chart:class="chart:scatter">
            <chart:domain table:cell-range-address="engagement.A22:engagement.A34"/>
            <chart:data-point chart:repeated="13"/>
          </chart:series>
          <chart:series chart:style-name="ch10" chart:values-cell-range-address="engagement.B39:engagement.B51" loext:label-string="threshold" chart:class="chart:scatter">
            <chart:domain table:cell-range-address="engagement.A39:engagement.A51"/>
            <chart:data-point chart:repeated="13"/>
          </chart:series>
          <chart:series chart:style-name="ch11" chart:values-cell-range-address="engagement.B4:engagement.B16" loext:label-string="engagement" chart:class="chart:scatter">
            <chart:domain table:cell-range-address="engagement.A4:engagement.A16"/>
            <chart:data-point chart:repeated="13"/>
          </chart:series>
          <chart:series chart:style-name="ch12" chart:values-cell-range-address="engagement.M5:engagement.M12" loext:label-string="enft" chart:class="chart:scatter">
            <chart:domain table:cell-range-address="engagement.P5:engagement.P12"/>
            <chart:data-point chart:repeated="8"/>
          </chart:series>
          <chart:series chart:style-name="ch13" chart:values-cell-range-address="engagement.M14:engagement.M16" loext:label-string="bp" chart:class="chart:scatter">
            <chart:domain table:cell-range-address="engagement.P14:engagement.P16"/>
            <chart:data-point chart:repeated="3"/>
          </chart:series>
          <chart:wall chart:style-name="ch14"/>
          <chart:floor chart:style-name="ch15"/>
        </chart:plot-area>
        <draw:frame draw:style-name="gr1" draw:text-style-name="P1" svg:width="1.07cm" svg:height="0.562cm" svg:x="10.195cm" svg:y="9.203cm">
          <draw:image xlink:href="Pictures/200000110000042E00000232D23245A36B847A45.svm" xlink:type="simple" xlink:show="embed" xlink:actuate="onLoad" loext:mime-type="image/x-svm">
            <text:p/>
          </draw:image>
          <draw:image xlink:href="Pictures/100002000000002800000015C4E5D13C48A8E48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la</text:p>
              </table:table-cell>
              <table:table-cell office:value-type="string">
                <text:p>Column A</text:p>
              </table:table-cell>
              <table:table-cell office:value-type="string">
                <text:p>taskcorrect</text:p>
              </table:table-cell>
              <table:table-cell office:value-type="string">
                <text:p>Column A</text:p>
              </table:table-cell>
              <table:table-cell office:value-type="string">
                <text:p>threshold</text:p>
              </table:table-cell>
              <table:table-cell office:value-type="string">
                <text:p>Column A</text:p>
              </table:table-cell>
              <table:table-cell office:value-type="string">
                <text:p>engagement</text:p>
              </table:table-cell>
              <table:table-cell office:value-type="string">
                <text:p>Column P</text:p>
              </table:table-cell>
              <table:table-cell office:value-type="string">
                <text:p>enft</text:p>
              </table:table-cell>
              <table:table-cell office:value-type="string">
                <text:p>Column P</text:p>
              </table:table-cell>
              <table:table-cell office:value-type="string">
                <text:p>b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ngagement.B4:engagement.B16</svg:desc>
                </draw:g>
              </table:table-cell>
              <table:table-cell office:value-type="float" office:value="0">
                <text:p>0</text:p>
                <draw:g>
                  <svg:desc>engagement.P18:engagement.P21</svg:desc>
                </draw:g>
              </table:table-cell>
              <table:table-cell office:value-type="float" office:value="0.15">
                <text:p>0.15</text:p>
                <draw:g>
                  <svg:desc>engagement.M18:engagement.M21</svg:desc>
                </draw:g>
              </table:table-cell>
              <table:table-cell office:value-type="float" office:value="0">
                <text:p>0</text:p>
                <draw:g>
                  <svg:desc>engagement.A22:engagement.A34</svg:desc>
                </draw:g>
              </table:table-cell>
              <table:table-cell office:value-type="float" office:value="1">
                <text:p>1</text:p>
                <draw:g>
                  <svg:desc>engagement.B22:engagement.B34</svg:desc>
                </draw:g>
              </table:table-cell>
              <table:table-cell office:value-type="float" office:value="0">
                <text:p>0</text:p>
                <draw:g>
                  <svg:desc>engagement.A39:engagement.A51</svg:desc>
                </draw:g>
              </table:table-cell>
              <table:table-cell office:value-type="float" office:value="0.3">
                <text:p>0.3</text:p>
                <draw:g>
                  <svg:desc>engagement.B39:engagement.B51</svg:desc>
                </draw:g>
              </table:table-cell>
              <table:table-cell office:value-type="float" office:value="0">
                <text:p>0</text:p>
                <draw:g>
                  <svg:desc>engagement.A4:engagement.A16</svg:desc>
                </draw:g>
              </table:table-cell>
              <table:table-cell office:value-type="float" office:value="1">
                <text:p>1</text:p>
                <draw:g>
                  <svg:desc>engagement.B4:engagement.B16</svg:desc>
                </draw:g>
              </table:table-cell>
              <table:table-cell office:value-type="float" office:value="0">
                <text:p>0</text:p>
                <draw:g>
                  <svg:desc>engagement.P5:engagement.P12</svg:desc>
                </draw:g>
              </table:table-cell>
              <table:table-cell office:value-type="float" office:value="0.05">
                <text:p>0.05</text:p>
                <draw:g>
                  <svg:desc>engagement.M5:engagement.M12</svg:desc>
                </draw:g>
              </table:table-cell>
              <table:table-cell office:value-type="float" office:value="0">
                <text:p>0</text:p>
                <draw:g>
                  <svg:desc>engagement.P14:engagement.P16</svg:desc>
                </draw:g>
              </table:table-cell>
              <table:table-cell office:value-type="float" office:value="0.1">
                <text:p>0.1</text:p>
                <draw:g>
                  <svg:desc>engagement.M14:engagement.M16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540173">
                <text:p>0.540173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0.32663">
                <text:p>0.3266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0.540173">
                <text:p>0.540173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2138">
                <text:p>0.43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95978">
                <text:p>0.195978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0.432138">
                <text:p>0.432138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9283">
                <text:p>0.65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517587">
                <text:p>0.517587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0.659283">
                <text:p>0.659283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557">
                <text:p>0.7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10552">
                <text:p>0.710552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79557">
                <text:p>0.79557</text:p>
              </table:table-cell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7342">
                <text:p>0.87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826331">
                <text:p>0.826331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  <table:table-cell office:value-type="float" office:value="0.877342">
                <text:p>0.877342</text:p>
              </table:table-cell>
              <table:table-cell office:value-type="float" office:value="11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16829">
                <text:p>0.91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879348">
                <text:p>0.87934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  <table:table-cell office:value-type="float" office:value="0.916829">
                <text:p>0.91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38891">
                <text:p>0.83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27987">
                <text:p>0.727987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9">
                <text:p>9</text:p>
              </table:table-cell>
              <table:table-cell office:value-type="float" office:value="0.838891">
                <text:p>0.83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3568">
                <text:p>0.79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48451">
                <text:p>0.648451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0">
                <text:p>10</text:p>
              </table:table-cell>
              <table:table-cell office:value-type="float" office:value="0.793568">
                <text:p>0.79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6141">
                <text:p>0.8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8907">
                <text:p>0.78907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876141">
                <text:p>0.8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8527">
                <text:p>0.78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63121">
                <text:p>0.6312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0.788527">
                <text:p>0.78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